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cm" fo:min-width="9.152cm" draw:shadow="hidden"/>
    </style:style>
    <style:style style:name="gr2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5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84d1"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84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6.35cm" svg:x="9.205cm" svg:y="8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7.042cm" svg:height="1.143cm" svg:x="10.51cm" svg:y="10.53cm">
          <draw:text-box>
            <text:p text:style-name="P1"><text:span text:style-name="T1">Data Source QADC</text:span></text:p>
          </draw:text-box>
        </draw:frame>
        <draw:line draw:style-name="gr3" draw:text-style-name="P3" draw:layer="layout" svg:x1="3.525cm" svg:y1="11.405cm" svg:x2="9.24cm" svg:y2="11.405cm">
          <text:p/>
        </draw:line>
        <draw:line draw:style-name="gr3" draw:text-style-name="P3" draw:layer="layout" svg:x1="18.892cm" svg:y1="11.405cm" svg:x2="24.607cm" svg:y2="11.405cm">
          <text:p/>
        </draw:line>
        <draw:frame draw:style-name="gr4" draw:text-style-name="P4" draw:layer="layout" svg:width="6.477cm" svg:height="3.806cm" svg:x="18.384cm" svg:y="9.783cm">
          <draw:text-box>
            <text:p text:style-name="P1"><text:span text:style-name="T2"/></text:p>
            <text:p text:style-name="P1"><text:span text:style-name="T2">out</text:span></text:p>
            <text:p text:style-name="P1"><text:span text:style-name="T2">16-bit IQ samples</text:span></text:p>
          </draw:text-box>
        </draw:frame>
        <draw:line draw:style-name="gr5" draw:text-style-name="P3" draw:layer="layout" svg:x1="13.939cm" svg:y1="5.817cm" svg:x2="13.939cm" svg:y2="8.103cm">
          <text:p/>
        </draw:line>
        <draw:frame draw:style-name="gr4" draw:text-style-name="P4" draw:layer="layout" svg:width="19.558cm" svg:height="4.517cm" svg:x="4.166cm" svg:y="1.173cm">
          <draw:text-box>
            <text:p text:style-name="P1"><text:span text:style-name="T2">ADC_WIDTH_BITS, ADC_INPUT_IS_LSB_OF_OUT_PORT</text:span></text:p>
            <text:p text:style-name="P1"><text:span text:style-name="T2">clr_overrun_sticky_error,</text:span></text:p>
            <text:p text:style-name="P1"><text:span text:style-name="T2">overrun_sticky_error</text:span></text:p>
            <text:p text:style-name="P1"><text:span text:style-name="T2">samp_count_before_first_samp_drop,</text:span></text:p>
            <text:p text:style-name="P1"><text:span text:style-name="T2">num_dropped_samps</text:span></text:p>
            <text:p text:style-name="P1"><text:span text:style-name="T2">suppress_sync_opcode</text:span></text:p>
          </draw:text-box>
        </draw:frame>
        <draw:frame draw:style-name="gr4" draw:text-style-name="P4" draw:layer="layout" svg:width="6.477cm" svg:height="3.806cm" svg:x="2.642cm" svg:y="9.772cm">
          <draw:text-box>
            <text:p text:style-name="P1"><text:span text:style-name="T2"/></text:p>
            <text:p text:style-name="P1"><text:span text:style-name="T2">dev</text:span></text:p>
            <text:p text:style-name="P1"><text:span text:style-name="T2">devsignal</text:span></text:p>
            <text:p text:style-name="P1"><text:span text:style-name="T2">Signed complex sampl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1-03-25T14:50:31.843175656</dc:date>
    <meta:editing-duration>PT9H27M16S</meta:editing-duration>
    <meta:editing-cycles>34</meta:editing-cycles>
    <meta:generator>LibreOffice/6.4.7.2$MacOSX_X86_64 LibreOffice_project/639b8ac485750d5696d7590a72ef1b496725cfb5</meta:generator>
    <dc:creator>Lisa Zahn</dc:creator>
    <meta:document-statistic meta:object-count="8"/>
  </office:meta>
</office:document-meta>
</file>